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1). 9 + 5 = ____</text:p>
        <text:p text:style-name="P1"/>
        <text:p text:style-name="P1">2). 5 + 7 = ____</text:p>
        <text:p text:style-name="P1"/>
        <text:p text:style-name="P1">3). 8 + 5 = ____</text:p>
        <text:p text:style-name="P1"/>
        <text:p text:style-name="P1">4). 5 + 7 = ____</text:p>
        <text:p text:style-name="P1"/>
        <text:p text:style-name="P1">5). 7 + 5 = ____</text:p>
        <text:p text:style-name="P1"/>
        <text:p text:style-name="P1">6). 5 + 6 = ____</text:p>
        <text:p text:style-name="P1"/>
        <text:p text:style-name="P1">7). 6 + 5 = ____</text:p>
        <text:p text:style-name="P1"/>
        <text:p text:style-name="P1">8). 5 + 5 = ____</text:p>
        <text:p text:style-name="P1"/>
        <text:p text:style-name="P1">9). 6 + 5 = ____</text:p>
        <text:p text:style-name="P1"/>
        <text:p text:style-name="P1">10). 5 + 6 = ____</text:p>
        <text:p text:style-name="P1"/>
        <text:p text:style-name="P1">11). 6 + 5 = ____</text:p>
        <text:p text:style-name="P1"/>
        <text:p text:style-name="P1">12). 5 + 5 = ____</text:p>
        <text:p text:style-name="P1"/>
        <text:p text:style-name="P1">13). 10 + 5 = ____</text:p>
        <text:p text:style-name="P1"/>
        <text:p text:style-name="P1">14). 5 + 8 = ____</text:p>
        <text:p text:style-name="P1"/>
        <text:p text:style-name="P1">15). 5 + 5 = ____</text:p>
        <text:p text:style-name="P1"/>
        <text:p text:style-name="P1">16). 5 + 6 = ____</text:p>
        <text:p text:style-name="P1"/>
        <text:p text:style-name="P1">17). 5 + 5 = ____</text:p>
        <text:p text:style-name="P1"/>
        <text:p text:style-name="P1">18). 5 + 7 = ____</text:p>
        <text:p text:style-name="P1"/>
        <text:p text:style-name="P1">19). 9 + 5 = ____</text:p>
        <text:p text:style-name="P1"/>
        <text:p text:style-name="P1">20). 5 + 7 = ____</text:p>
        <text:p text:style-name="P1"/>
        <text:p text:style-name="P1">21). 7 + 5 = ____</text:p>
        <text:p text:style-name="P1"/>
        <text:p text:style-name="P1">22). 5 + 7 = ____</text:p>
        <text:p text:style-name="P1"/>
        <text:p text:style-name="P1">23). 10 + 5 = ____</text:p>
        <text:p text:style-name="P1"/>
        <text:p text:style-name="P1">24). 5 + 6 = ____</text:p>
        <text:p text:style-name="P1"/>
        <text:p text:style-name="P1">25). 8 + 5 = ____</text:p>
        <text:p text:style-name="P1"/>
        <text:p text:style-name="P1">26). 5 + 7 = ____</text:p>
        <text:p text:style-name="P1"/>
        <text:p text:style-name="P1">27). 8 + 5 = ____</text:p>
        <text:p text:style-name="P1"/>
        <text:p text:style-name="P1">28). 5 + 7 = ____</text:p>
        <text:p text:style-name="P1"/>
        <text:p text:style-name="P1">29). 7 + 5 = ____</text:p>
        <text:p text:style-name="P1"/>
        <text:p text:style-name="P1">30). 5 + 10 = ____</text:p>
        <text:p text:style-name="P1"/>
        <text:p text:style-name="P1">31). 8 + 5 = ____</text:p>
        <text:p text:style-name="P1"/>
        <text:p text:style-name="P1">32). 5 + 7 = ____</text:p>
        <text:p text:style-name="P1"/>
        <text:p text:style-name="P1">33). 5 + 5 = ____</text:p>
        <text:p text:style-name="P1"/>
        <text:p text:style-name="P1">34). 5 + 7 = ____</text:p>
        <text:p text:style-name="P1"/>
        <text:p text:style-name="P1">35). 10 + 5 = ____</text:p>
        <text:p text:style-name="P1"/>
        <text:p text:style-name="P1">36). 5 + 9 = ____</text:p>
        <text:p text:style-name="P1"/>
        <text:p text:style-name="P1"><text:soft-page-break/>37). 10 + 5 = ____</text:p>
        <text:p text:style-name="P1"/>
        <text:p text:style-name="P1">38). 5 + 9 = ____</text:p>
        <text:p text:style-name="P1"/>
        <text:p text:style-name="P1">39). 6 + 5 = ____</text:p>
        <text:p text:style-name="P1"/>
        <text:p text:style-name="P1">40). 5 + 5 = ____</text:p>
        <text:p text:style-name="P1"/>
        <text:p text:style-name="P1">41). 10 + 5 = ____</text:p>
        <text:p text:style-name="P1"/>
        <text:p text:style-name="P1">42). 5 + 9 = ____</text:p>
        <text:p text:style-name="P1"/>
        <text:p text:style-name="P1">43). 6 + 5 = ____</text:p>
        <text:p text:style-name="P1"/>
        <text:p text:style-name="P1">44). 5 + 8 = ____</text:p>
        <text:p text:style-name="P1"/>
        <text:p text:style-name="P1">45). 5 + 5 = ____</text:p>
        <text:p text:style-name="P1"/>
        <text:p text:style-name="P1">46). 5 + 8 = ____</text:p>
        <text:p text:style-name="P1"/>
        <text:p text:style-name="P1">47). 6 + 5 = ____</text:p>
        <text:p text:style-name="P1"/>
        <text:p text:style-name="P1">48). 5 + 9 = ____</text:p>
        <text:p text:style-name="P1"/>
        <text:p text:style-name="P1">49). 5 + 5 = ____</text:p>
        <text:p text:style-name="P1"/>
        <text:p text:style-name="P1">50). 5 + 6 = ____</text:p>
        <text:p text:style-name="P1"/>
        <text:p text:style-name="P1">51). 10 + 5 = ____</text:p>
        <text:p text:style-name="P1"/>
        <text:p text:style-name="P1">52). 5 + 6 = ____</text:p>
        <text:p text:style-name="P1"/>
        <text:p text:style-name="P1">53). 7 + 5 = ____</text:p>
        <text:p text:style-name="P1"/>
        <text:p text:style-name="P1">54). 5 + 10 = ____</text:p>
        <text:p text:style-name="P1"/>
        <text:p text:style-name="P1">55). 9 + 5 = ____</text:p>
        <text:p text:style-name="P1"/>
        <text:p text:style-name="P1">56). 5 + 9 = ____</text:p>
        <text:p text:style-name="P1"/>
        <text:p text:style-name="P1">57). 6 + 5 = ____</text:p>
        <text:p text:style-name="P1"/>
        <text:p text:style-name="P1">58). 5 + 10 = ____</text:p>
        <text:p text:style-name="P1"/>
        <text:p text:style-name="P1">59). 5 + 5 = ____</text:p>
        <text:p text:style-name="P1"/>
        <text:p text:style-name="P1">60). 5 + 7 = ____</text:p>
        <text:p text:style-name="P1"/>
        <text:p text:style-name="P1">61). 7 + 5 = ____</text:p>
        <text:p text:style-name="P1"/>
        <text:p text:style-name="P1">62). 5 + 8 = ____</text:p>
        <text:p text:style-name="P1"/>
        <text:p text:style-name="P1">63). 10 + 5 = ____</text:p>
        <text:p text:style-name="P1"/>
        <text:p text:style-name="P1">64). 5 + 5 = ____</text:p>
        <text:p text:style-name="P1"/>
        <text:p text:style-name="P1">65). 5 + 5 = ____</text:p>
        <text:p text:style-name="P1"/>
        <text:p text:style-name="P1">66). 5 + 5 = ____</text:p>
        <text:p text:style-name="P1"/>
        <text:p text:style-name="P1">67). 8 + 5 = ____</text:p>
        <text:p text:style-name="P1"/>
        <text:p text:style-name="P1">68). 5 + 7 = ____</text:p>
        <text:p text:style-name="P1"/>
        <text:p text:style-name="P1">69). 8 + 5 = ____</text:p>
        <text:p text:style-name="P1"/>
        <text:p text:style-name="P1">70). 5 + 7 = ____</text:p>
        <text:p text:style-name="P1"/>
        <text:p text:style-name="P1">71). 7 + 5 = ____</text:p>
        <text:p text:style-name="P1"/>
        <text:p text:style-name="P1">72). 5 + 8 = ____</text:p>
        <text:p text:style-name="P1"/>
        <text:p text:style-name="P1"><text:soft-page-break/>73). 8 + 5 = ____</text:p>
        <text:p text:style-name="P1"/>
        <text:p text:style-name="P1">74). 5 + 8 = ____</text:p>
        <text:p text:style-name="P1"/>
        <text:p text:style-name="P1">75). 10 + 5 = ____</text:p>
        <text:p text:style-name="P1"/>
        <text:p text:style-name="P1">76). 5 + 9 = ____</text:p>
        <text:p text:style-name="P1"/>
        <text:p text:style-name="P1">77). 8 + 5 = ____</text:p>
        <text:p text:style-name="P1"/>
        <text:p text:style-name="P1">78). 5 + 8 = ____</text:p>
        <text:p text:style-name="P1"/>
        <text:p text:style-name="P1">79). 5 + 5 = ____</text:p>
        <text:p text:style-name="P1"/>
        <text:p text:style-name="P1">80). 5 + 8 = ____</text:p>
        <text:p text:style-name="P1"/>
        <text:p text:style-name="P1">81). 10 + 5 = ____</text:p>
        <text:p text:style-name="P1"/>
        <text:p text:style-name="P1">82). 5 + 7 = ____</text:p>
        <text:p text:style-name="P1"/>
        <text:p text:style-name="P1">83). 9 + 5 = ____</text:p>
        <text:p text:style-name="P1"/>
        <text:p text:style-name="P1">84). 5 + 8 = ____</text:p>
        <text:p text:style-name="P1"/>
        <text:p text:style-name="P1">85). 6 + 5 = ____</text:p>
        <text:p text:style-name="P1"/>
        <text:p text:style-name="P1">86). 5 + 10 = ____</text:p>
        <text:p text:style-name="P1"/>
        <text:p text:style-name="P1">87). 10 + 5 = ____</text:p>
        <text:p text:style-name="P1"/>
        <text:p text:style-name="P1">88). 5 + 6 = ____</text:p>
        <text:p text:style-name="P1"/>
        <text:p text:style-name="P1">89). 10 + 5 = ____</text:p>
        <text:p text:style-name="P1"/>
        <text:p text:style-name="P1">90). 5 + 7 = ____</text:p>
        <text:p text:style-name="P1"/>
        <text:p text:style-name="P1">91). 10 + 5 = ____</text:p>
        <text:p text:style-name="P1"/>
        <text:p text:style-name="P1">92). 5 + 6 = ____</text:p>
        <text:p text:style-name="P1"/>
        <text:p text:style-name="P1">93). 5 + 5 = ____</text:p>
        <text:p text:style-name="P1"/>
        <text:p text:style-name="P1">94). 5 + 6 = ____</text:p>
        <text:p text:style-name="P1"/>
        <text:p text:style-name="P1">95). 5 + 5 = ____</text:p>
        <text:p text:style-name="P1"/>
        <text:p text:style-name="P1">96). 5 + 6 = ____</text:p>
        <text:p text:style-name="P1"/>
        <text:p text:style-name="P1">97). 7 + 5 = ____</text:p>
        <text:p text:style-name="P1"/>
        <text:p text:style-name="P1">98). 5 + 5 = ____</text:p>
        <text:p text:style-name="P1"/>
        <text:p text:style-name="P1">99). 8 + 5 = ____</text:p>
        <text:p text:style-name="P1"/>
        <text:p text:style-name="P1">100). 5 + 5 = ____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05:50:10.337195846</meta:creation-date>
    <dc:date>2021-01-13T06:03:57.555457123</dc:date>
    <meta:editing-duration>PT13M49S</meta:editing-duration>
    <meta:editing-cycles>7</meta:editing-cycles>
    <meta:generator>LibreOffice/6.1.4.2$Linux_X86_64 LibreOffice_project/9d0f32d1f0b509096fd65e0d4bec26ddd1938fd3</meta:generator>
    <meta:print-date>2021-01-13T06:02:50.472036941</meta:print-date>
    <meta:document-statistic meta:table-count="0" meta:image-count="0" meta:object-count="0" meta:page-count="3" meta:paragraph-count="100" meta:word-count="600" meta:character-count="1708" meta:non-whitespace-character-count="1208"/>
  </office:meta>
</office:document-meta>
</file>